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0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0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Henry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 September 1871</text:p>
      <text:p text:style-name="P5">Month<text:tab/><text:tab/><text:tab/><text:tab/><text:tab/><text:tab/>September</text:p>
      <text:p text:style-name="P5">Year<text:tab/><text:tab/><text:tab/><text:tab/><text:tab/><text:tab/>1871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 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Y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A photocopy of the manuscript is also available in Box 19, FF 6.</text:p>
      <text:p text:style-name="P5"/>
      <text:p text:style-name="P5">VII Transcription</text:p>
      <text:p text:style-name="P2">(Symbols: <text:s/>? = uncertain; [ ] = supplied information; / = end of line)</text:p>
      <text:p text:style-name="P2"/>
      <text:p text:style-name="P2">[Envelope]</text:p>
      <text:p text:style-name="P2">To my dear Father/</text:p>
      <text:p text:style-name="P2"><text:tab/>with many happy/</text:p>
      <text:p text:style-name="P2"><text:tab/><text:tab/>New Years./</text:p>
      <text:p text:style-name="P2"/>
      <text:p text:style-name="P2">[Page 1]</text:p>
      <text:p text:style-name="P3"><text:span text:style-name="T1">Friday September 18</text:span><text:span text:style-name="T2">th</text:span><text:span text:style-name="T1"> 71./</text:span></text:p>
      <text:p text:style-name="P2">Dear Papa./</text:p>
      <text:p text:style-name="P2"><text:tab/>I wish you many/ happy returns and hope you are/ well. <text:s/>I thank you dear papa/ kindly for the elegant book/ you gave me for a New Year/ present. <text:s/>I am sorry I could/ not give you a better present/ than these stockings but/ I had not much money/ left, from my hat. <text:s/>I will/ try to do all things for/ you, and I hope you/</text:p>
      <text:p text:style-name="P2"/>
      <text:p text:style-name="P2">[Page 2]</text:p>
      <text:p text:style-name="P2">will live to see many/ New Years./</text:p>
      <text:p text:style-name="P2"><text:tab/><text:tab/>your affectionate/</text:p>
      <text:p text:style-name="P2"><text:tab/><text:tab/><text:tab/>Son/</text:p>
      <text:p text:style-name="P2"><text:tab/><text:tab/><text:tab/>Henr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3T10:26:34</meta:creation-date>
    <dc:date>2012-03-19T10:34:10.32</dc:date>
    <dc:language>en-US</dc:language>
    <meta:editing-cycles>3</meta:editing-cycles>
    <meta:editing-duration>PT00H08M28S</meta:editing-duration>
    <meta:document-statistic meta:table-count="0" meta:image-count="0" meta:object-count="0" meta:page-count="2" meta:paragraph-count="74" meta:word-count="279" meta:character-count="1830"/>
    <dc:creator>Penn Libraries</dc:creator>
    <meta:user-defined meta:name="Info 1"/>
    <meta:user-defined meta:name="Info 2"/>
    <meta:user-defined meta:name="Info 3"/>
    <meta:user-defined meta:name="Info 4"/>
  </office:meta>
</office:document-meta>
</file>